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ebbb" officeooo:paragraph-rsid="0003ebbb"/>
    </style:style>
    <style:style style:name="P2" style:family="paragraph" style:parent-style-name="Standard">
      <style:text-properties officeooo:rsid="001c6dbc" officeooo:paragraph-rsid="001c6dbc"/>
    </style:style>
    <style:style style:name="P3" style:family="paragraph" style:parent-style-name="Standard">
      <style:text-properties officeooo:rsid="0028fbbd" officeooo:paragraph-rsid="0028fbbd"/>
    </style:style>
    <style:style style:name="P4" style:family="paragraph" style:parent-style-name="Standard">
      <style:text-properties fo:font-weight="bold" officeooo:rsid="002c0f35" officeooo:paragraph-rsid="002c0f35" style:font-weight-asian="bold" style:font-weight-complex="bold"/>
    </style:style>
    <style:style style:name="P5" style:family="paragraph" style:parent-style-name="Standard">
      <style:text-properties fo:color="#c9211e" loext:opacity="100%" fo:font-weight="bold" officeooo:rsid="0003ebbb" officeooo:paragraph-rsid="0003ebbb" style:font-weight-asian="bold" style:font-weight-complex="bold"/>
    </style:style>
    <style:style style:name="P6" style:family="paragraph" style:parent-style-name="Standard">
      <style:text-properties fo:color="#c9211e" loext:opacity="100%" fo:font-weight="bold" officeooo:rsid="002c0f35" officeooo:paragraph-rsid="002c0f35" style:font-weight-asian="bold" style:font-weight-complex="bold"/>
    </style:style>
    <style:style style:name="P7" style:family="paragraph" style:parent-style-name="Standard">
      <style:text-properties fo:font-weight="normal" officeooo:rsid="002c0f35" officeooo:paragraph-rsid="002c0f35" style:font-weight-asian="normal" style:font-weight-complex="normal"/>
    </style:style>
    <style:style style:name="P8" style:family="paragraph" style:parent-style-name="Standard">
      <style:text-properties fo:color="#c9211e" loext:opacity="100%" fo:font-weight="bold" officeooo:rsid="002c0f35" officeooo:paragraph-rsid="002a5cc2" style:font-weight-asian="bold" style:font-weight-complex="bold"/>
    </style:style>
    <style:style style:name="P9" style:family="paragraph" style:parent-style-name="Standard">
      <style:text-properties fo:color="#c9211e" loext:opacity="100%" fo:font-weight="bold" officeooo:rsid="0034509a" officeooo:paragraph-rsid="005333fe" style:font-weight-asian="bold" style:font-weight-complex="bold"/>
    </style:style>
    <style:style style:name="P10" style:family="paragraph" style:parent-style-name="Standard">
      <style:text-properties fo:color="#c9211e" loext:opacity="100%" fo:font-weight="bold" officeooo:rsid="001c6dbc" officeooo:paragraph-rsid="001c6dbc" style:font-weight-asian="bold" style:font-weight-complex="bold"/>
    </style:style>
    <style:style style:name="P11" style:family="paragraph" style:parent-style-name="Standard">
      <style:text-properties fo:font-weight="bold" officeooo:rsid="000c366d" officeooo:paragraph-rsid="005333fe" style:font-weight-asian="bold" style:font-weight-complex="bold"/>
    </style:style>
    <style:style style:name="P12" style:family="paragraph" style:parent-style-name="Standard">
      <style:text-properties fo:font-weight="bold" officeooo:rsid="000ef9f8" officeooo:paragraph-rsid="005333fe" style:font-weight-asian="bold" style:font-weight-complex="bold"/>
    </style:style>
    <style:style style:name="P13" style:family="paragraph" style:parent-style-name="Standard">
      <style:text-properties fo:font-weight="bold" officeooo:rsid="00131a86" officeooo:paragraph-rsid="005333fe" style:font-weight-asian="bold" style:font-weight-complex="bold"/>
    </style:style>
    <style:style style:name="P14" style:family="paragraph" style:parent-style-name="Standard">
      <style:text-properties fo:font-weight="bold" officeooo:rsid="00674758" officeooo:paragraph-rsid="00674758" style:font-weight-asian="bold" style:font-weight-complex="bold"/>
    </style:style>
    <style:style style:name="P15" style:family="paragraph" style:parent-style-name="Standard">
      <style:text-properties fo:font-weight="bold" officeooo:rsid="00723533" officeooo:paragraph-rsid="00723533" style:font-weight-asian="bold" style:font-weight-complex="bold"/>
    </style:style>
    <style:style style:name="P16" style:family="paragraph" style:parent-style-name="Standard">
      <style:text-properties fo:font-weight="bold" officeooo:rsid="00770413" officeooo:paragraph-rsid="00770413" style:font-weight-asian="bold" style:font-weight-complex="bold"/>
    </style:style>
    <style:style style:name="P17" style:family="paragraph" style:parent-style-name="Standard">
      <style:text-properties fo:font-weight="bold" officeooo:rsid="007ad1fb" officeooo:paragraph-rsid="007ad1fb" style:font-weight-asian="bold" style:font-weight-complex="bold"/>
    </style:style>
    <style:style style:name="P18" style:family="paragraph" style:parent-style-name="Standard">
      <style:text-properties fo:font-weight="bold" officeooo:rsid="00869e7b" officeooo:paragraph-rsid="00869e7b" style:font-weight-asian="bold" style:font-weight-complex="bold"/>
    </style:style>
    <style:style style:name="P19" style:family="paragraph" style:parent-style-name="Standard">
      <style:text-properties officeooo:rsid="002a5cc2" officeooo:paragraph-rsid="005333fe"/>
    </style:style>
    <style:style style:name="P20" style:family="paragraph" style:parent-style-name="Standard">
      <style:text-properties officeooo:rsid="001c4e1e" officeooo:paragraph-rsid="0034509a"/>
    </style:style>
    <style:style style:name="P21" style:family="paragraph" style:parent-style-name="Standard">
      <style:text-properties officeooo:rsid="001c4e1e" officeooo:paragraph-rsid="005333fe"/>
    </style:style>
    <style:style style:name="P22" style:family="paragraph" style:parent-style-name="Standard">
      <style:text-properties officeooo:rsid="0005690f" officeooo:paragraph-rsid="005333fe"/>
    </style:style>
    <style:style style:name="P23" style:family="paragraph" style:parent-style-name="Standard">
      <style:text-properties officeooo:rsid="00067cbf" officeooo:paragraph-rsid="005333fe"/>
    </style:style>
    <style:style style:name="P24" style:family="paragraph" style:parent-style-name="Standard">
      <style:text-properties officeooo:rsid="000782a6" officeooo:paragraph-rsid="005333fe"/>
    </style:style>
    <style:style style:name="P25" style:family="paragraph" style:parent-style-name="Standard">
      <style:text-properties officeooo:rsid="000cd3d2" officeooo:paragraph-rsid="005333fe"/>
    </style:style>
    <style:style style:name="P26" style:family="paragraph" style:parent-style-name="Standard">
      <style:text-properties officeooo:rsid="003cc514" officeooo:paragraph-rsid="005333fe"/>
    </style:style>
    <style:style style:name="P27" style:family="paragraph" style:parent-style-name="Standard">
      <style:text-properties officeooo:rsid="003c0938" officeooo:paragraph-rsid="005333fe"/>
    </style:style>
    <style:style style:name="P28" style:family="paragraph" style:parent-style-name="Standard">
      <style:text-properties officeooo:rsid="000e3e4e" officeooo:paragraph-rsid="005333fe"/>
    </style:style>
    <style:style style:name="P29" style:family="paragraph" style:parent-style-name="Standard">
      <style:text-properties officeooo:rsid="00426172" officeooo:paragraph-rsid="005333fe"/>
    </style:style>
    <style:style style:name="P30" style:family="paragraph" style:parent-style-name="Standard">
      <style:text-properties officeooo:rsid="000f8a74" officeooo:paragraph-rsid="005333fe"/>
    </style:style>
    <style:style style:name="P31" style:family="paragraph" style:parent-style-name="Standard">
      <style:text-properties officeooo:rsid="0011571b" officeooo:paragraph-rsid="005333fe"/>
    </style:style>
    <style:style style:name="P32" style:family="paragraph" style:parent-style-name="Standard">
      <style:text-properties officeooo:rsid="001d6c82" officeooo:paragraph-rsid="005cf116"/>
    </style:style>
    <style:style style:name="P33" style:family="paragraph" style:parent-style-name="Standard">
      <style:text-properties officeooo:rsid="001d6c82" officeooo:paragraph-rsid="005d6a0d"/>
    </style:style>
    <style:style style:name="P34" style:family="paragraph" style:parent-style-name="Standard">
      <style:text-properties officeooo:rsid="001d6c82" officeooo:paragraph-rsid="001d6c82"/>
    </style:style>
    <style:style style:name="P35" style:family="paragraph" style:parent-style-name="Standard">
      <style:text-properties officeooo:rsid="006054a6" officeooo:paragraph-rsid="006054a6"/>
    </style:style>
    <style:style style:name="P36" style:family="paragraph" style:parent-style-name="Standard">
      <style:text-properties officeooo:rsid="006054a6" officeooo:paragraph-rsid="00696dfd"/>
    </style:style>
    <style:style style:name="P37" style:family="paragraph" style:parent-style-name="Standard">
      <style:text-properties officeooo:rsid="00607262" officeooo:paragraph-rsid="006257a0"/>
    </style:style>
    <style:style style:name="P38" style:family="paragraph" style:parent-style-name="Standard">
      <style:text-properties officeooo:rsid="00674758" officeooo:paragraph-rsid="00674758"/>
    </style:style>
    <style:style style:name="P39" style:family="paragraph" style:parent-style-name="Standard">
      <style:text-properties officeooo:rsid="00674758" officeooo:paragraph-rsid="006945b1"/>
    </style:style>
    <style:style style:name="P40" style:family="paragraph" style:parent-style-name="Standard">
      <style:text-properties officeooo:rsid="006e4720" officeooo:paragraph-rsid="006e4720"/>
    </style:style>
    <style:style style:name="P41" style:family="paragraph" style:parent-style-name="Standard">
      <style:text-properties officeooo:rsid="006fbdec" officeooo:paragraph-rsid="006fbdec"/>
    </style:style>
    <style:style style:name="P42" style:family="paragraph" style:parent-style-name="Standard">
      <style:text-properties officeooo:rsid="00770413" officeooo:paragraph-rsid="00770413"/>
    </style:style>
    <style:style style:name="P43" style:family="paragraph" style:parent-style-name="Standard">
      <style:text-properties officeooo:rsid="007ad1fb" officeooo:paragraph-rsid="007ad1fb"/>
    </style:style>
    <style:style style:name="P44" style:family="paragraph" style:parent-style-name="Standard">
      <style:text-properties fo:font-weight="normal" officeooo:rsid="007ad1fb" officeooo:paragraph-rsid="007ad1fb" style:font-weight-asian="normal" style:font-weight-complex="normal"/>
    </style:style>
    <style:style style:name="P45" style:family="paragraph" style:parent-style-name="Standard">
      <style:text-properties fo:font-weight="normal" officeooo:rsid="008488a9" officeooo:paragraph-rsid="008488a9" style:font-weight-asian="normal" style:font-weight-complex="normal"/>
    </style:style>
    <style:style style:name="P46" style:family="paragraph" style:parent-style-name="Standard">
      <style:text-properties fo:font-weight="normal" officeooo:rsid="00869e7b" officeooo:paragraph-rsid="00869e7b" style:font-weight-asian="normal" style:font-weight-complex="normal"/>
    </style:style>
    <style:style style:name="P47" style:family="paragraph" style:parent-style-name="Text_20_body" style:list-style-name="L1">
      <style:paragraph-properties fo:margin-top="0cm" fo:margin-bottom="0cm" style:contextual-spacing="false"/>
      <style:text-properties officeooo:paragraph-rsid="005333fe"/>
    </style:style>
    <style:style style:name="P48" style:family="paragraph" style:parent-style-name="Text_20_body" style:list-style-name="L1">
      <style:paragraph-properties fo:margin-top="0cm" fo:margin-bottom="0cm" style:contextual-spacing="false"/>
      <style:text-properties officeooo:rsid="002a5cc2" officeooo:paragraph-rsid="005333fe"/>
    </style:style>
    <style:style style:name="P49" style:family="paragraph" style:parent-style-name="Text_20_body" style:list-style-name="L6"/>
    <style:style style:name="P50" style:family="paragraph" style:parent-style-name="Text_20_body" style:list-style-name="L6">
      <style:paragraph-properties fo:margin-top="0cm" fo:margin-bottom="0cm" style:contextual-spacing="false"/>
    </style:style>
    <style:style style:name="P51" style:family="paragraph" style:parent-style-name="Text_20_body" style:list-style-name="L14">
      <style:text-properties officeooo:rsid="001c4e1e" officeooo:paragraph-rsid="005333fe"/>
    </style:style>
    <style:style style:name="P52" style:family="paragraph" style:parent-style-name="Text_20_body" style:list-style-name="L11">
      <style:paragraph-properties fo:margin-top="0cm" fo:margin-bottom="0cm" style:contextual-spacing="false"/>
      <style:text-properties officeooo:paragraph-rsid="005333fe"/>
    </style:style>
    <style:style style:name="P53" style:family="paragraph" style:parent-style-name="Text_20_body" style:list-style-name="L12">
      <style:paragraph-properties fo:margin-top="0cm" fo:margin-bottom="0cm" style:contextual-spacing="false"/>
      <style:text-properties officeooo:paragraph-rsid="005333fe"/>
    </style:style>
    <style:style style:name="P54" style:family="paragraph" style:parent-style-name="Text_20_body" style:list-style-name="L13">
      <style:paragraph-properties fo:margin-top="0cm" fo:margin-bottom="0cm" style:contextual-spacing="false"/>
      <style:text-properties officeooo:paragraph-rsid="005333fe"/>
    </style:style>
    <style:style style:name="T1" style:family="text">
      <style:text-properties officeooo:rsid="0003ed3b"/>
    </style:style>
    <style:style style:name="T2" style:family="text">
      <style:text-properties officeooo:rsid="0007255d"/>
    </style:style>
    <style:style style:name="T3" style:family="text">
      <style:text-properties officeooo:rsid="00085ac0"/>
    </style:style>
    <style:style style:name="T4" style:family="text">
      <style:text-properties officeooo:rsid="000a4eeb"/>
    </style:style>
    <style:style style:name="T5" style:family="text">
      <style:text-properties officeooo:rsid="000d555d"/>
    </style:style>
    <style:style style:name="T6" style:family="text">
      <style:text-properties officeooo:rsid="0020cba0"/>
    </style:style>
    <style:style style:name="T7" style:family="text">
      <style:text-properties officeooo:rsid="002565e7"/>
    </style:style>
    <style:style style:name="T8" style:family="text">
      <style:text-properties officeooo:rsid="0027fbd6"/>
    </style:style>
    <style:style style:name="T9" style:family="text">
      <style:text-properties officeooo:rsid="0028fbbd"/>
    </style:style>
    <style:style style:name="T10" style:family="text">
      <style:text-properties fo:font-weight="normal" style:font-weight-asian="normal" style:font-weight-complex="normal"/>
    </style:style>
    <style:style style:name="T11" style:family="text">
      <style:text-properties officeooo:rsid="00372e6d"/>
    </style:style>
    <style:style style:name="T12" style:family="text">
      <style:text-properties officeooo:rsid="0037ad4b"/>
    </style:style>
    <style:style style:name="T13" style:family="text">
      <style:text-properties officeooo:rsid="00385cba"/>
    </style:style>
    <style:style style:name="T14" style:family="text">
      <style:text-properties officeooo:rsid="00390c83"/>
    </style:style>
    <style:style style:name="T15" style:family="text">
      <style:text-properties fo:font-weight="bold" style:font-weight-asian="bold" style:font-weight-complex="bold"/>
    </style:style>
    <style:style style:name="T16" style:family="text">
      <style:text-properties fo:font-weight="bold" officeooo:rsid="0007255d" style:font-weight-asian="bold" style:font-weight-complex="bold"/>
    </style:style>
    <style:style style:name="T17" style:family="text">
      <style:text-properties fo:font-weight="bold" officeooo:rsid="00808bd8" style:font-weight-asian="bold" style:font-weight-complex="bold"/>
    </style:style>
    <style:style style:name="T18" style:family="text">
      <style:text-properties officeooo:rsid="003f8589"/>
    </style:style>
    <style:style style:name="T19" style:family="text">
      <style:text-properties officeooo:rsid="003fe46d"/>
    </style:style>
    <style:style style:name="T20" style:family="text">
      <style:text-properties officeooo:rsid="0044eb7a"/>
    </style:style>
    <style:style style:name="T21" style:family="text">
      <style:text-properties officeooo:rsid="004581ac"/>
    </style:style>
    <style:style style:name="T22" style:family="text">
      <style:text-properties officeooo:rsid="00495aa7"/>
    </style:style>
    <style:style style:name="T23" style:family="text">
      <style:text-properties officeooo:rsid="004b0b09"/>
    </style:style>
    <style:style style:name="T24" style:family="text">
      <style:text-properties officeooo:rsid="00055a28"/>
    </style:style>
    <style:style style:name="T25" style:family="text">
      <style:text-properties officeooo:rsid="005cf116"/>
    </style:style>
    <style:style style:name="T26" style:family="text">
      <style:text-properties officeooo:rsid="006054a6"/>
    </style:style>
    <style:style style:name="T27" style:family="text">
      <style:text-properties officeooo:rsid="00607262"/>
    </style:style>
    <style:style style:name="T28" style:family="text">
      <style:text-properties officeooo:rsid="00636d7f"/>
    </style:style>
    <style:style style:name="T29" style:family="text">
      <style:text-properties officeooo:rsid="00696dfd"/>
    </style:style>
    <style:style style:name="T30" style:family="text">
      <style:text-properties officeooo:rsid="0070eb0b"/>
    </style:style>
    <style:style style:name="T31" style:family="text">
      <style:text-properties officeooo:rsid="007d9cba"/>
    </style:style>
    <style:style style:name="T32" style:family="text">
      <style:text-properties fo:color="#c9211e" loext:opacity="100%"/>
    </style:style>
    <style:style style:name="T33" style:family="text">
      <style:text-properties fo:color="#c9211e" loext:opacity="100%" fo:font-weight="bold" style:font-weight-asian="bold" style:font-weight-complex="bold"/>
    </style:style>
    <style:style style:name="T34" style:family="text">
      <style:text-properties officeooo:rsid="008263dc"/>
    </style:style>
    <style:style style:name="T35" style:family="text">
      <style:text-properties officeooo:rsid="0084786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DF</text:p>
      <text:p text:style-name="P1"/>
      <text:p text:style-name="P1">Resource-Property-Value</text:p>
      <text:p text:style-name="P1"><text:span text:style-name="T9">Subject </text:span>- <text:span text:style-name="T1">Res</text:span><text:span text:style-name="T6">ource</text:span><text:span text:style-name="T1">: has a unique URI</text:span></text:p>
      <text:p text:style-name="P1"><text:span text:style-name="T9">Predicate </text:span>- <text:span text:style-name="T1">Property: </text:span><text:span text:style-name="T7">Resource</text:span><text:span text:style-name="T1"> with a special </text:span><text:span text:style-name="T4">role</text:span></text:p>
      <text:p text:style-name="P1"><text:span text:style-name="T9">Object </text:span>- <text:span text:style-name="T1">Value: </text:span><text:span text:style-name="T3">R</text:span><text:span text:style-name="T1">es</text:span><text:span text:style-name="T3">ource</text:span><text:span text:style-name="T1">/</text:span><text:span text:style-name="T3">L</text:span><text:span text:style-name="T1">iteral</text:span></text:p>
      <text:p text:style-name="P1"/>
      <text:p text:style-name="P3">A subject has predicate object… <text:span text:style-name="T24">RDF document = directed graph with labelled nodes and arcs</text:span></text:p>
      <text:p text:style-name="P8"/>
      <text:p text:style-name="P9">LEVELS OF MODELLING <text:span text:style-name="T11">FOR RDF</text:span></text:p>
      <text:p text:style-name="P22"/>
      <text:p text:style-name="P23"><text:span text:style-name="T2">1. </text:span>Physical level: URL triples</text:p>
      <text:p text:style-name="P23"><text:span text:style-name="T2">2. </text:span>Basic types: <text:span text:style-name="T8">Resources</text:span>, prop<text:span text:style-name="T12">erties (predicates), statements (triples)</text:span> </text:p>
      <text:p text:style-name="P23"><text:span text:style-name="T2">3. </text:span>Complex types: <text:span text:style-name="T13">collections, lists</text:span></text:p>
      <text:p text:style-name="P23"><text:span text:style-name="T2">4. </text:span><text:span text:style-name="T13">Schemas </text:span>RDFS: <text:span text:style-name="T14">classes, property types</text:span></text:p>
      <text:p text:style-name="P23"/>
      <text:p text:style-name="P23"><text:span text:style-name="T16">1. </text:span><text:span text:style-name="T15">Physical level</text:span></text:p>
      <text:p text:style-name="P24">(a, b, c)</text:p>
      <text:p text:style-name="P24">subject a has as value for property b the object c.</text:p>
      <text:p text:style-name="P24"/>
      <text:p text:style-name="P25">Reification: une ressource peut elle même être un triplet.</text:p>
      <text:p text:style-name="P26">(subject, predicate, object) can be a resource which has a predicate and is related to another object...</text:p>
      <text:p text:style-name="P27">Rdf:subject ↔ Subject / Resource</text:p>
      <text:p text:style-name="P27">Rdf:predicate ↔ Predicate / Property</text:p>
      <text:p text:style-name="P27">Rdf:object ↔ Object / Value</text:p>
      <text:p text:style-name="P25"/>
      <text:p text:style-name="P11">2. <text:span text:style-name="T5">Basic types</text:span></text:p>
      <text:p text:style-name="P28">Rdf:Resource <text:span text:style-name="T18">(anything that has a URI)</text:span></text:p>
      <text:p text:style-name="P28">Rdf:Property <text:span text:style-name="T18">(resource used as a predicate of a triple, </text:span><text:span text:style-name="T19">it has a domain = allowed subjects, and range = allowed objects</text:span><text:span text:style-name="T18">)</text:span></text:p>
      <text:p text:style-name="P28">Rdf:Statement (resource that reifies a triplet, cf reification)</text:p>
      <text:p text:style-name="P28"/>
      <text:p text:style-name="P29">Attributes:</text:p>
      <text:p text:style-name="P29">- rdf:resource = to define a resource with a URI</text:p>
      <text:p text:style-name="P29">- rdf:type = to define that a resource is an instance of an RDFS class</text:p>
      <text:p text:style-name="P29"/>
      <text:p text:style-name="P12">3. Complex types</text:p>
      <text:p text:style-name="P30">- Containers, <text:span text:style-name="T23">they are </text:span><text:span text:style-name="T20">resource</text:span><text:span text:style-name="T23">s </text:span><text:span text:style-name="T20">of type rdfs,</text:span><text:span text:style-name="T22"> can be </text:span><text:span text:style-name="T21">rdf:Bag, rdf:Sequence, </text:span><text:span text:style-name="T22">or </text:span><text:span text:style-name="T21">rdf:Alt.</text:span></text:p>
      <text:p text:style-name="P31">- Lists</text:p>
      <text:p text:style-name="P31"/>
      <text:p text:style-name="P13">4. RDFS</text:p>
      <text:p text:style-name="P19"/>
      <text:list xml:id="list282171058" text:style-name="L1">
        <text:list-item>
          <text:p text:style-name="P48"><text:span text:style-name="Strong_20_Emphasis">Class: </text:span><text:span text:style-name="Strong_20_Emphasis"><text:span text:style-name="T10">Represents a group of resources sharing common characteristics.</text:span></text:span></text:p>
        </text:list-item>
        <text:list-item>
          <text:p text:style-name="P47"><text:span text:style-name="Strong_20_Emphasis">Property</text:span>: Represents relationships between resources.</text:p>
        </text:list-item>
      </text:list>
      <text:list xml:id="list1084049230" text:style-name="L11">
        <text:list-item>
          <text:p text:style-name="P52"><text:span text:style-name="Strong_20_Emphasis">Domain</text:span>: Specifies the class of the subject in a triple.</text:p>
        </text:list-item>
      </text:list>
      <text:list xml:id="list434803453" text:style-name="L12">
        <text:list-item>
          <text:p text:style-name="P53"><text:span text:style-name="Strong_20_Emphasis">Range</text:span>: Specifies the class of the object in a triple.</text:p>
        </text:list-item>
      </text:list>
      <text:list xml:id="list1039967374" text:style-name="L13">
        <text:list-item>
          <text:p text:style-name="P54"><text:span text:style-name="Strong_20_Emphasis">subClassOf</text:span>: Indicates that one class is a subclass of another.</text:p>
        </text:list-item>
      </text:list>
      <text:list xml:id="list79023807" text:style-name="L14">
        <text:list-item>
          <text:p text:style-name="P51"><text:span text:style-name="Strong_20_Emphasis">subPropertyOf</text:span>: Indicates that one property is a subproperty of another.</text:p>
        </text:list-item>
      </text:list>
      <text:p text:style-name="P21"><text:soft-page-break/></text:p>
      <text:p text:style-name="P6">OWL</text:p>
      <text:p text:style-name="P4"/>
      <text:p text:style-name="P7">Extends RDF/RDFS with more advanced features like:</text:p>
      <text:list xml:id="list3870476274" text:style-name="L6">
        <text:list-item>
          <text:p text:style-name="P50"><text:span text:style-name="Strong_20_Emphasis">Complex Class Descriptions</text:span>: Union, intersection, complement.</text:p>
        </text:list-item>
        <text:list-item>
          <text:p text:style-name="P50"><text:span text:style-name="Strong_20_Emphasis">Property Characteristics</text:span>: Symmetry, transitivity, functionality, inverse properties.</text:p>
        </text:list-item>
        <text:list-item>
          <text:p text:style-name="P50"><text:span text:style-name="Strong_20_Emphasis">Cardinality Constraints</text:span>: Specify the number of values a property can have.</text:p>
        </text:list-item>
        <text:list-item>
          <text:p text:style-name="P50"><text:span text:style-name="Strong_20_Emphasis">Class Equivalence</text:span>: State that two classes are equivalent.</text:p>
        </text:list-item>
        <text:list-item>
          <text:p text:style-name="P50"><text:span text:style-name="Strong_20_Emphasis">Disjointness</text:span>: Specify that classes do not overlap.</text:p>
        </text:list-item>
        <text:list-item>
          <text:p text:style-name="P49"><text:span text:style-name="Strong_20_Emphasis">Property Restrictions</text:span>: Constraints on how properties can be used.</text:p>
        </text:list-item>
      </text:list>
      <text:p text:style-name="Text_20_body">OWL ontologies can be processed by reasoners, which can infer new information based on the defined classes, properties, and relationships. This allows for powerful queries and insights that go beyond simple data retrieval.</text:p>
      <text:p text:style-name="P20"/>
      <text:p text:style-name="P10">SPARQL</text:p>
      <text:p text:style-name="P2"/>
      <text:p text:style-name="P32"><text:span text:style-name="T25">A query langage for triples.</text:span></text:p>
      <text:p text:style-name="P32"/>
      <text:p text:style-name="P15">Basic syntax</text:p>
      <text:p text:style-name="P33">PREFIX rdf: &lt;http://www.w3.org/1999/02/22-rdf-syntax-ns#&gt;</text:p>
      <text:p text:style-name="P33">PREFIX owl: &lt;http://www.w3.org/2002/07/owl#&gt;</text:p>
      <text:p text:style-name="P34">PREFIX tsp: &lt;http://www.telecom-sudparis.eu#&gt;</text:p>
      <text:p text:style-name="P35"/>
      <text:p text:style-name="P36">SELECT ?subject ?otherobject </text:p>
      <text:p text:style-name="P36"><text:span text:style-name="T29">WHERE </text:span>{</text:p>
      <text:p text:style-name="P35"><text:tab/>?subject tsp:predicate ?object . <text:s text:c="13"/><text:span text:style-name="T27">#1</text:span></text:p>
      <text:p text:style-name="P35"><text:tab/>?object tsp:predicate2 ?otherobject . <text:s text:c="4"/><text:span text:style-name="T27">#2</text:span></text:p>
      <text:p text:style-name="P35">}</text:p>
      <text:p text:style-name="P35"/>
      <text:p text:style-name="P37">→ va sélectionner tous les triplets qui vérifient à la fois #1 et #2 et retourner la liste des (subject, <text:span text:style-name="T26">otherobject</text:span>) <text:span text:style-name="T28">pour ces triplets…</text:span></text:p>
      <text:p text:style-name="P40">Note: on finit un triplet par un .</text:p>
      <text:p text:style-name="P37"/>
      <text:p text:style-name="P37">---</text:p>
      <text:p text:style-name="P37"/>
      <text:p text:style-name="P14">Abbreviated syntax</text:p>
      <text:p text:style-name="P38">SELECT ?nom ?prenom</text:p>
      <text:p text:style-name="P38">WHERE {</text:p>
      <text:p text:style-name="P38"><text:tab/>?x a Person;</text:p>
      <text:p text:style-name="P38"><text:tab/>nom ?nom ;</text:p>
      <text:p text:style-name="P38"><text:tab/>prenom ?prenom ;</text:p>
      <text:p text:style-name="P39"><text:tab/>auteur ?y . </text:p>
      <text:p text:style-name="P39">}</text:p>
      <text:p text:style-name="P39"/>
      <text:p text:style-name="P41">Note: Le ; correspond à un et <text:span text:style-name="T30">logique.</text:span></text:p>
      <text:p text:style-name="P41"/>
      <text:p text:style-name="P41"><text:soft-page-break/>---</text:p>
      <text:p text:style-name="P41"/>
      <text:p text:style-name="P16">Optional pattern</text:p>
      <text:p text:style-name="P42">PREFIX tsp: &lt;http://www.telecom-sudparis.eu#&gt;</text:p>
      <text:p text:style-name="P42">SELECT ?etudiant ?age</text:p>
      <text:p text:style-name="P42">WHERE {</text:p>
      <text:p text:style-name="P42"><text:tab/>?etudiant tsp:inscrit ?x .</text:p>
      <text:p text:style-name="P42"><text:tab/>?x tsp:siteweb &lt;http://www.telecom-sudparis.eu&gt;.</text:p>
      <text:p text:style-name="P42"><text:tab/><text:span text:style-name="T32">OPTIONAL</text:span> {?etudiant tsp:age ?age }</text:p>
      <text:p text:style-name="P42">}</text:p>
      <text:p text:style-name="P42"/>
      <text:p text:style-name="P17">Union <text:span text:style-name="T31">pattern</text:span></text:p>
      <text:p text:style-name="P43">PREFIX tsp: &lt;http://www.telecom-sudparis.eu#&gt;</text:p>
      <text:p text:style-name="P43">SELECT ?etudiant</text:p>
      <text:p text:style-name="P43">WHERE {</text:p>
      <text:p text:style-name="P43"><text:tab/>?etudiant tsp:inscrit ?x .</text:p>
      <text:p text:style-name="P43"><text:tab/>{</text:p>
      <text:p text:style-name="P43"><text:tab/><text:tab/>{</text:p>
      <text:p text:style-name="P43"><text:tab/><text:tab/><text:tab/>?x tsp:siteweb &lt;http://telecom-sudparis.eu&gt;</text:p>
      <text:p text:style-name="P43"><text:tab/><text:tab/>}</text:p>
      <text:p text:style-name="P43"><text:tab/><text:span text:style-name="T32">UNION</text:span></text:p>
      <text:p text:style-name="P43"><text:tab/><text:tab/>{</text:p>
      <text:p text:style-name="P43"><text:tab/><text:tab/><text:tab/>?x tsp:siteweb &lt;http://https://www.imt-bs.eu/&gt;</text:p>
      <text:p text:style-name="P43"><text:tab/><text:tab/>}</text:p>
      <text:p text:style-name="P43"><text:tab/>}</text:p>
      <text:p text:style-name="P43">}</text:p>
      <text:p text:style-name="P43"><text:span text:style-name="T15"/></text:p>
      <text:p text:style-name="P43"><text:span text:style-name="T15">Sort, filter and limit answers</text:span></text:p>
      <text:p text:style-name="P44">PREFIX tsp: &lt;http://www.telecom-sudparis.eu#&gt;</text:p>
      <text:p text:style-name="P44">SELECT ?etudiant ?nom</text:p>
      <text:p text:style-name="P44">WHERE {</text:p>
      <text:p text:style-name="P44"><text:tab/>?etudiant tsp:inscrit ?x .</text:p>
      <text:p text:style-name="P44"><text:tab/>?x tsp:siteweb &lt;http://www.telecom-sudparis.eu#&gt; .</text:p>
      <text:p text:style-name="P44"><text:tab/>?etudiant tsp:nom ?nom .</text:p>
      <text:p text:style-name="P44"><text:tab/>?etudiant tsp:age ?age .</text:p>
      <text:p text:style-name="P44"><text:tab/><text:span text:style-name="T32">FILTER</text:span> (?age &gt; 22)</text:p>
      <text:p text:style-name="P44">}</text:p>
      <text:p text:style-name="P44"><text:span text:style-name="T32">ORDER BY</text:span> ?nom</text:p>
      <text:p text:style-name="P44"><text:span text:style-name="T32">LIMIT</text:span> 20</text:p>
      <text:p text:style-name="P44"><text:span text:style-name="T32">OFFSET</text:span> 20</text:p>
      <text:p text:style-name="P44"/>
      <text:p text:style-name="P44"><text:span text:style-name="T34">Note: </text:span><text:span text:style-name="T35">Telecom SudParis s</text:span>tudents <text:span text:style-name="T35">aged &gt; </text:span>22, sorted by name, answers from #21 <text:span text:style-name="T35">to</text:span> #40.</text:p>
      <text:p text:style-name="P45">Note: Filter can be isURI(?x), isBlank(?x), isLiteral(?x), bound(?x), use logic operators &amp;&amp;, ||, !</text:p>
      <text:p text:style-name="P45"/>
      <text:p text:style-name="P18">Other clauses</text:p>
      <text:p text:style-name="P46">• « Select » returns all or part of the variables linked in</text:p>
      <text:p text:style-name="P46">a query pattern match</text:p>
      <text:p text:style-name="P46">• « Construct » returns an RDF graph</text:p>
      <text:p text:style-name="P46">• « Ask » returns a boolean indicating whether a query</text:p>
      <text:p text:style-name="P46"><text:soft-page-break/>pattern matches</text:p>
      <text:p text:style-name="P46">• « Describe » returns an RDF graph that describes</text:p>
      <text:p text:style-name="P46">the matched resources</text:p>
      <text:p text:style-name="P46"/>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2:29:39.598490695</meta:creation-date>
    <meta:generator>LibreOffice/7.3.7.2$Linux_X86_64 LibreOffice_project/30$Build-2</meta:generator>
    <dc:date>2024-06-04T01:50:45.282612331</dc:date>
    <meta:editing-duration>PT2H56M59S</meta:editing-duration>
    <meta:editing-cycles>116</meta:editing-cycles>
    <meta:document-statistic meta:table-count="0" meta:image-count="0" meta:object-count="0" meta:page-count="4" meta:paragraph-count="115" meta:word-count="631" meta:character-count="4092" meta:non-whitespace-character-count="3536"/>
  </office:meta>
</office:document-meta>
</file>